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08197a" officeooo:paragraph-rsid="000baef9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8197a" officeooo:paragraph-rsid="0008197a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8770d" officeooo:paragraph-rsid="0009a309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8770d" officeooo:paragraph-rsid="0008770d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8770d" officeooo:paragraph-rsid="00142013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9a309" officeooo:paragraph-rsid="0009a309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9a309" officeooo:paragraph-rsid="00142013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a4dde" officeooo:paragraph-rsid="000a4dde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beedb" officeooo:paragraph-rsid="00142013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3pt" officeooo:rsid="000a4e04" officeooo:paragraph-rsid="0016df02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fo:font-size="13pt" officeooo:rsid="000a4e04" officeooo:paragraph-rsid="000a4e04" style:font-size-asian="13pt" style:font-size-complex="13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08197a" officeooo:paragraph-rsid="0008197a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08197a" officeooo:paragraph-rsid="000a4e04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08197a" officeooo:paragraph-rsid="00142013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08197a" officeooo:paragraph-rsid="000ba605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08197a" officeooo:paragraph-rsid="0018a63b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08197a" officeooo:paragraph-rsid="0019b3cb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08197a" officeooo:paragraph-rsid="001a10eb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officeooo:rsid="0008197a" officeooo:paragraph-rsid="0008197a" style:font-size-asian="14pt" style:font-size-complex="14pt"/>
    </style:style>
    <style:style style:name="P20" style:family="paragraph" style:parent-style-name="Standard">
      <style:paragraph-properties fo:text-align="end" style:justify-single-word="false"/>
      <style:text-properties fo:font-size="14pt" officeooo:rsid="0008197a" officeooo:paragraph-rsid="0008197a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16feda" officeooo:paragraph-rsid="0016feda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0a4e04" officeooo:paragraph-rsid="000a4e04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rsid="000a4e04" officeooo:paragraph-rsid="000beedb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0ba605" officeooo:paragraph-rsid="000ba605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0ba605" officeooo:paragraph-rsid="00142013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0ba605" officeooo:paragraph-rsid="0008197a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120cf6" officeooo:paragraph-rsid="00120cf6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0beedb" officeooo:paragraph-rsid="000beedb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08770d" officeooo:paragraph-rsid="000a4e04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008770d" officeooo:paragraph-rsid="000beedb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rsid="0008770d" officeooo:paragraph-rsid="00142013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008770d" officeooo:paragraph-rsid="0008770d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009a309" officeooo:paragraph-rsid="0009a309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officeooo:rsid="0009a309" officeooo:paragraph-rsid="00142013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00a4dde" officeooo:paragraph-rsid="000a4dde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officeooo:rsid="000a4dde" officeooo:paragraph-rsid="0018a63b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size="14pt" officeooo:rsid="000baef9" officeooo:paragraph-rsid="0013ba65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size="14pt" officeooo:rsid="000baef9" officeooo:paragraph-rsid="0018a63b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00baef9" officeooo:paragraph-rsid="0019b3cb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officeooo:rsid="0019b3cb" officeooo:paragraph-rsid="0019b3cb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17e4a7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17f758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08197a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ff3333" fo:font-size="14pt" fo:font-weight="bold" officeooo:rsid="0017f758" officeooo:paragraph-rsid="0017f758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ff3333" fo:font-size="18pt" fo:font-weight="bold" officeooo:rsid="0008197a" officeooo:paragraph-rsid="0008197a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URW Chancery L" fo:font-size="32pt" fo:font-weight="bold" officeooo:rsid="000baef9" officeooo:paragraph-rsid="000baef9" style:font-size-asian="32pt" style:font-weight-asian="bold" style:font-size-complex="32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URW Chancery L" fo:font-size="20pt" fo:font-weight="normal" officeooo:rsid="0014228a" officeooo:paragraph-rsid="0014228a" style:font-size-asian="20pt" style:font-weight-asian="normal" style:font-size-complex="20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URW Chancery L" fo:font-size="26pt" fo:font-weight="bold" officeooo:rsid="0008197a" officeooo:paragraph-rsid="0008197a" style:font-size-asian="26pt" style:font-weight-asian="bold" style:font-size-complex="26pt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style:font-name="Loma" fo:font-size="14pt" fo:font-weight="bold" officeooo:rsid="0013ba65" officeooo:paragraph-rsid="0013ba65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style:font-name="Loma" fo:font-size="14pt" fo:font-weight="normal" officeooo:rsid="0013ba65" officeooo:paragraph-rsid="0013ba65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000000" style:font-name="Loma" fo:font-size="14pt" fo:font-weight="normal" officeooo:rsid="0008197a" officeooo:paragraph-rsid="0013ba65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8pt" officeooo:rsid="0008197a" officeooo:paragraph-rsid="0008197a" style:font-size-asian="18pt" style:font-size-complex="18pt"/>
    </style:style>
    <style:style style:name="P53" style:family="paragraph" style:parent-style-name="Text_20_body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aef9" style:font-weight-asian="bold" style:font-weight-complex="bold"/>
    </style:style>
    <style:style style:name="T3" style:family="text">
      <style:text-properties fo:font-weight="bold" officeooo:rsid="000ba605" style:font-weight-asian="bold" style:font-weight-complex="bold"/>
    </style:style>
    <style:style style:name="T4" style:family="text">
      <style:text-properties fo:font-weight="bold" officeooo:rsid="0009a309" style:font-weight-asian="bold" style:font-weight-complex="bold"/>
    </style:style>
    <style:style style:name="T5" style:family="text">
      <style:text-properties fo:font-weight="bold" officeooo:rsid="000a4e04" style:font-weight-asian="bold" style:font-weight-complex="bold"/>
    </style:style>
    <style:style style:name="T6" style:family="text">
      <style:text-properties fo:font-weight="bold" officeooo:rsid="000beedb" style:font-weight-asian="bold" style:font-weight-complex="bold"/>
    </style:style>
    <style:style style:name="T7" style:family="text">
      <style:text-properties fo:font-weight="bold" officeooo:rsid="00142013" style:font-weight-asian="bold" style:font-weight-complex="bold"/>
    </style:style>
    <style:style style:name="T8" style:family="text">
      <style:text-properties fo:font-weight="bold" officeooo:rsid="000a4dde" style:font-weight-asian="bold" style:font-weight-complex="bold"/>
    </style:style>
    <style:style style:name="T9" style:family="text">
      <style:text-properties fo:font-weight="bold" officeooo:rsid="0018a63b" style:font-weight-asian="bold" style:font-weight-complex="bold"/>
    </style:style>
    <style:style style:name="T10" style:family="text">
      <style:text-properties officeooo:rsid="0009a309"/>
    </style:style>
    <style:style style:name="T11" style:family="text">
      <style:text-properties officeooo:rsid="000a4dde"/>
    </style:style>
    <style:style style:name="T12" style:family="text">
      <style:text-properties officeooo:rsid="000a4e04"/>
    </style:style>
    <style:style style:name="T13" style:family="text">
      <style:text-properties officeooo:rsid="000ba605"/>
    </style:style>
    <style:style style:name="T14" style:family="text">
      <style:text-properties officeooo:rsid="000baef9"/>
    </style:style>
    <style:style style:name="T15" style:family="text">
      <style:text-properties officeooo:rsid="000beedb"/>
    </style:style>
    <style:style style:name="T16" style:family="text">
      <style:text-properties fo:color="#0000ff"/>
    </style:style>
    <style:style style:name="T17" style:family="text">
      <style:text-properties fo:color="#0000ff" officeooo:rsid="000ba605"/>
    </style:style>
    <style:style style:name="T18" style:family="text">
      <style:text-properties fo:color="#0000ff" officeooo:rsid="000a4e04"/>
    </style:style>
    <style:style style:name="T19" style:family="text">
      <style:text-properties fo:color="#0000ff" fo:font-weight="normal" officeooo:rsid="0017e4a7" style:font-weight-asian="normal" style:font-weight-complex="normal"/>
    </style:style>
    <style:style style:name="T20" style:family="text">
      <style:text-properties fo:color="#0000ff" fo:font-weight="normal" officeooo:rsid="0013ba65" style:font-weight-asian="normal" style:font-weight-complex="normal"/>
    </style:style>
    <style:style style:name="T21" style:family="text">
      <style:text-properties fo:color="#0000ff" fo:font-weight="normal" officeooo:rsid="0017f758" style:font-weight-asian="normal" style:font-weight-complex="normal"/>
    </style:style>
    <style:style style:name="T22" style:family="text">
      <style:text-properties fo:color="#000000"/>
    </style:style>
    <style:style style:name="T23" style:family="text">
      <style:text-properties fo:color="#000000" fo:font-weight="normal" style:font-weight-asian="normal" style:font-weight-complex="normal"/>
    </style:style>
    <style:style style:name="T24" style:family="text">
      <style:text-properties fo:color="#000000" fo:font-weight="normal" officeooo:rsid="000beedb" style:font-weight-asian="normal" style:font-weight-complex="normal"/>
    </style:style>
    <style:style style:name="T25" style:family="text">
      <style:text-properties fo:color="#000000" fo:font-weight="normal" officeooo:rsid="0013ba65" style:font-weight-asian="normal" style:font-weight-complex="normal"/>
    </style:style>
    <style:style style:name="T26" style:family="text">
      <style:text-properties fo:color="#000000" fo:font-weight="normal" officeooo:rsid="0017e4a7" style:font-weight-asian="normal" style:font-weight-complex="normal"/>
    </style:style>
    <style:style style:name="T27" style:family="text">
      <style:text-properties fo:color="#000000" fo:font-weight="normal" officeooo:rsid="0017f758" style:font-weight-asian="normal" style:font-weight-complex="normal"/>
    </style:style>
    <style:style style:name="T28" style:family="text">
      <style:text-properties fo:color="#000000" fo:font-weight="normal" officeooo:rsid="0018a63b" style:font-weight-asian="normal" style:font-weight-complex="normal"/>
    </style:style>
    <style:style style:name="T29" style:family="text">
      <style:text-properties fo:color="#000000" officeooo:rsid="00101893"/>
    </style:style>
    <style:style style:name="T30" style:family="text">
      <style:text-properties fo:color="#000000" officeooo:rsid="00120cf6"/>
    </style:style>
    <style:style style:name="T31" style:family="text">
      <style:text-properties fo:color="#000000" officeooo:rsid="00142013"/>
    </style:style>
    <style:style style:name="T32" style:family="text">
      <style:text-properties fo:color="#000000" officeooo:rsid="000beedb"/>
    </style:style>
    <style:style style:name="T33" style:family="text">
      <style:text-properties fo:color="#000000" officeooo:rsid="0017e4a7"/>
    </style:style>
    <style:style style:name="T34" style:family="text">
      <style:text-properties fo:color="#000000" officeooo:rsid="0017f758"/>
    </style:style>
    <style:style style:name="T35" style:family="text">
      <style:text-properties fo:color="#000000" officeooo:rsid="0018a63b"/>
    </style:style>
    <style:style style:name="T36" style:family="text">
      <style:text-properties officeooo:rsid="000d9df9"/>
    </style:style>
    <style:style style:name="T37" style:family="text">
      <style:text-properties officeooo:rsid="00120cf6"/>
    </style:style>
    <style:style style:name="T38" style:family="text">
      <style:text-properties fo:font-weight="normal" officeooo:rsid="00120cf6" style:font-weight-asian="normal" style:font-weight-complex="normal"/>
    </style:style>
    <style:style style:name="T39" style:family="text">
      <style:text-properties fo:font-size="13pt" style:font-size-asian="13pt" style:font-size-complex="13pt"/>
    </style:style>
    <style:style style:name="T40" style:family="text">
      <style:text-properties fo:font-size="13pt" officeooo:rsid="00120cf6" style:font-size-asian="13pt" style:font-size-complex="13pt"/>
    </style:style>
    <style:style style:name="T41" style:family="text">
      <style:text-properties fo:font-size="13pt" officeooo:rsid="0016df02" style:font-size-asian="13pt" style:font-size-complex="13pt"/>
    </style:style>
    <style:style style:name="T42" style:family="text">
      <style:text-properties fo:font-size="13pt" officeooo:rsid="0016feda" style:font-size-asian="13pt" style:font-size-complex="13pt"/>
    </style:style>
    <style:style style:name="T43" style:family="text">
      <style:text-properties fo:color="#ff3333" fo:font-weight="bold" style:font-weight-asian="bold" style:font-weight-complex="bold"/>
    </style:style>
    <style:style style:name="T44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45" style:family="text">
      <style:text-properties officeooo:rsid="0008197a"/>
    </style:style>
    <style:style style:name="T46" style:family="text">
      <style:text-properties fo:font-size="16pt" officeooo:rsid="0009a309" style:font-size-asian="16pt" style:font-size-complex="16pt"/>
    </style:style>
    <style:style style:name="T47" style:family="text">
      <style:text-properties officeooo:rsid="00142013"/>
    </style:style>
    <style:style style:name="T48" style:family="text">
      <style:text-properties officeooo:rsid="0015a4c7"/>
    </style:style>
    <style:style style:name="T49" style:family="text">
      <style:text-properties officeooo:rsid="0016feda"/>
    </style:style>
    <style:style style:name="T50" style:family="text">
      <style:text-properties officeooo:rsid="0018a63b"/>
    </style:style>
    <style:style style:name="T51" style:family="text">
      <style:text-properties fo:font-size="10pt" officeooo:rsid="0018a63b" style:font-size-asian="10pt" style:font-size-complex="10pt"/>
    </style:style>
    <style:style style:name="T52" style:family="text">
      <style:text-properties style:text-position="super 58%" officeooo:rsid="000baef9"/>
    </style:style>
    <style:style style:name="T53" style:family="text">
      <style:text-properties officeooo:rsid="0019b3cb"/>
    </style:style>
    <style:style style:name="T54" style:family="text">
      <style:text-properties officeooo:rsid="001a10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ahier <text:span text:style-name="T14">des </text:span>charge<text:span text:style-name="T14">s</text:span></text:p>
      <text:p text:style-name="P20"><text:span text:style-name="T15">Guernon Patrice</text:span><text:tab/></text:p>
      <text:p text:style-name="P2"/>
      <text:p text:style-name="P2"/>
      <text:p text:style-name="P46">L’InterFace</text:p>
      <text:p text:style-name="P47">Version 0.1</text:p>
      <text:p text:style-name="P49">Sommaire:</text:p>
      <text:p text:style-name="P50">1. Client</text:p>
      <text:p text:style-name="P50">2. <text:span text:style-name="T45">Type de projet</text:span></text:p>
      <text:p text:style-name="P51">3. Prestations</text:p>
      <text:p text:style-name="P51">4. Fonctionnalités</text:p>
      <text:p text:style-name="P51">5. Contenu / Structure</text:p>
      <text:p text:style-name="P51">6. Attentes techniques</text:p>
      <text:p text:style-name="P51">7. Brief créatif</text:p>
      <text:p text:style-name="P51">8. Contraintes <text:span text:style-name="T15">particulières: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5"><text:soft-page-break/>1. Client</text:p>
      <text:p text:style-name="P43"/>
      <text:p text:style-name="P1"><text:tab/><text:span text:style-name="T46">L</text:span><text:span text:style-name="T10">a Fondation </text:span>FACE <text:span text:style-name="T14">Rennes (Fondation Agir Contre l'Exclusion) est une <text:tab/>association spécialisée dans l'insertion professionnelle depuis 1998. Elle fait <text:tab/>partie d'un réseau plus dense d'associations présentes sur tout le territoire <text:tab/>depuis 1993.</text:span></text:p>
      <text:p text:style-name="P39"><text:tab/></text:p>
      <text:p text:style-name="P39"><text:tab/>Pour mener à bien sa mission d'insertion, FACE Rennes a recours à différentes <text:tab/>méthodes et formations. </text:p>
      <text:p text:style-name="P17"><text:tab/></text:p>
      <text:p text:style-name="P17"><text:span text:style-name="T48"><text:tab/>Elle fait appel à la Code Académie pour lui créer une application interne de <text:tab/>gestion des Flux et de mise en relation des Flux et des offres d’emploi. La <text:tab/>possibilité de mutualiser les agendas est envisagée. </text:span></text:p>
      <text:p text:style-name="P40"><text:tab/></text:p>
      <text:p text:style-name="P40"><text:tab/>Le Flux correspond aux personnes accédant aux locaux de FACE et pour <text:tab/>lesquelles on créera un dossier. Une autre notion est le « Flux de passage »: <text:tab/>personne venant dans les locaux de Face pour demander des renseignements. <text:tab/>l’accueil de ces personnes sera traité via l’agenda de façon classique et non <text:tab/>par <text:tab/>l’application.</text:p>
      <text:p text:style-name="P45"/>
      <text:p text:style-name="P45"/>
      <text:p text:style-name="P45"/>
      <text:p text:style-name="P45">2. Type de projet</text:p>
      <text:p text:style-name="P43"/>
      <text:p text:style-name="P16"><text:tab/><text:span text:style-name="T11">De l’ordre de l’</text:span><text:span text:style-name="T8">i</text:span><text:span text:style-name="T1">ntranet</text:span>, <text:span text:style-name="T14">le projet </text:span><text:span text:style-name="T2">InterFace</text:span><text:span text:style-name="T52">TM</text:span><text:span text:style-name="T14"> est une interface de gestion <text:tab/>de <text:tab/>dossiers collaborative. Elle est destinée aux employé(e)s de FACE.<text:tab/></text:span></text:p>
      <text:p text:style-name="P16"><text:span text:style-name="T14"><text:tab/>Elle devra contenir:</text:span></text:p>
      <text:p text:style-name="P37"><text:s/></text:p>
      <text:p text:style-name="P36"><text:span text:style-name="T1"><text:tab/>2.</text:span><text:span text:style-name="T9">1</text:span> Un système de <text:span text:style-name="T1">gestion des fichiers et offres d’emplois</text:span>.</text:p>
      <text:p text:style-name="P38"/>
      <text:p text:style-name="P8"><text:span text:style-name="T1"><text:tab/>2.</text:span><text:span text:style-name="T9">2</text:span> une <text:span text:style-name="T1">fonction de recherche</text:span> efficace et rapide qui permet de retrouver une <text:tab/>page descriptive sur toutes les actions menées pour le « <text:span text:style-name="T53">Flux »</text:span>.</text:p>
      <text:p text:style-name="P8"/>
      <text:p text:style-name="P8"><text:span text:style-name="T1"><text:tab/>2.3</text:span> Un <text:span text:style-name="T1">suivi des actions</text:span> menées par l'employé<text:span text:style-name="T14">(e)</text:span> sur une période donnée</text:p>
      <text:p text:style-name="P8"/>
      <text:p text:style-name="P36"><text:span text:style-name="T1"><text:tab/>2.</text:span><text:span text:style-name="T9">4</text:span> Un système de <text:span text:style-name="T1">notifications</text:span> (reminder) pour les différents rendez-vous.</text:p>
      <text:p text:style-name="P36"><text:span text:style-name="T1"/></text:p>
      <text:p text:style-name="P36"><text:span text:style-name="T1"><text:tab/>2.</text:span><text:span text:style-name="T9">5</text:span> Un <text:span text:style-name="T1">agenda centralisé</text:span> pour les employés de FACE (de façon que chacun <text:tab/>connaisse les disponibilités de l'autre pour lui assigner un « <text:span text:style-name="T37">Suivi »</text:span>)</text:p>
      <text:p text:style-name="P36"/>
      <text:p text:style-name="P8"><text:span text:style-name="T1"><text:tab/>2.</text:span><text:span text:style-name="T9">6</text:span> Un système de <text:span text:style-name="T1">mailing intégré</text:span> avec envoi automatique aux dates de suivi.</text:p>
      <text:p text:style-name="P8"><text:soft-page-break/></text:p>
      <text:p text:style-name="P8"><text:span text:style-name="T1"><text:tab/>2.</text:span><text:span text:style-name="T9">7</text:span> Un système de <text:span text:style-name="T1">messagerie interne</text:span>.</text:p>
      <text:p text:style-name="P8"><text:span text:style-name="T1"/></text:p>
      <text:p text:style-name="P8"><text:span text:style-name="T1"><text:tab/>2.8</text:span> Prévoir un usage à grande échelle (FACE France 64 utilisateur).</text:p>
      <text:p text:style-name="P8"/>
      <text:p text:style-name="P8"><text:span text:style-name="T1"><text:tab/>2.9</text:span> Compte supérieur (corps de direction) avec des privilèges supplémentaires <text:tab/>et une possibilité d’avoir une vision globale des « <text:span text:style-name="T54">Flux »</text:span>. <text:span text:style-name="T54">Capacité de gestion des statistiques liées au BDD.</text:span></text:p>
      <text:p text:style-name="P8"><text:tab/></text:p>
      <text:p text:style-name="P8"/>
      <text:p text:style-name="P45">3. Prestations</text:p>
      <text:p text:style-name="P43"/>
      <text:p text:style-name="P2"><text:tab/><text:span text:style-name="T1">3.1</text:span> <text:span text:style-name="T1">conception du site</text:span></text:p>
      <text:p text:style-name="P2"><text:tab/><text:tab/><text:span text:style-name="T16">3.1.1</text:span> arborescence</text:p>
      <text:p text:style-name="P22"><text:tab/><text:tab/>3 points principaux :</text:p>
      <text:p text:style-name="P22"><text:tab/><text:tab/><text:tab/><text:span text:style-name="T53">3.1.1.1</text:span><text:span text:style-name="T39"> le « </text:span><text:span text:style-name="T42">Flux</text:span><text:span text:style-name="T40">» : </text:span><text:span text:style-name="T41">la personne </text:span><text:span text:style-name="T42">qui aura un dossier</text:span><text:span text:style-name="T39"> </text:span></text:p>
      <text:p text:style-name="P10"><text:tab/><text:tab/><text:tab/><text:span text:style-name="T53">3.1.1.2</text:span> le moteur de recherche : <text:span text:style-name="T49">la mise en relation des flux et des offres</text:span></text:p>
      <text:p text:style-name="P10"><text:tab/><text:tab/><text:tab/><text:span text:style-name="T53">3.1.1.3</text:span> l’agenda : <text:span text:style-name="T37">temps imparti au « Flux »</text:span> </text:p>
      <text:p text:style-name="P11"><text:tab/><text:tab/><text:tab/></text:p>
      <text:p text:style-name="P11"/>
      <text:p text:style-name="P13"><text:tab/><text:tab/><text:span text:style-name="T16">3.1.2</text:span> <text:span text:style-name="T12">Le </text:span>chemin de navigation <text:span text:style-name="T12">devra être intuitif et facile de prise en <text:tab/><text:tab/><text:tab/>main </text:span></text:p>
      <text:p text:style-name="P2"><text:span text:style-name="T16"><text:tab/><text:tab/>3.1.3</text:span> ergonomie : <text:span text:style-name="T12">étant donné qu’il n’est pas prévu <text:s/>de formation à <text:tab/><text:tab/><text:tab/>l’utilisation du logiciel celui-ci devra être aussi claire d’utilisation que <text:tab/><text:tab/>possible :</text:span></text:p>
      <text:p text:style-name="P21"><text:tab/><text:tab/><text:tab/>3.1.3.1 : soit par un onglet « aide centralisée»</text:p>
      <text:p text:style-name="P21"><text:tab/><text:tab/><text:tab/>3.1.3.2 : soit par balise abréviation : &lt;abbr&gt; <text:span text:style-name="T50">(</text:span><text:span text:style-name="T51">HTML5</text:span><text:span text:style-name="T50">)</text:span></text:p>
      <text:p text:style-name="P2"/>
      <text:p text:style-name="P2"><text:tab/><text:tab/><text:span text:style-name="T16">3.1.4</text:span> charte graphique : <text:span text:style-name="T12">fournie par FACE</text:span></text:p>
      <text:p text:style-name="P2"/>
      <text:p text:style-name="P18"><text:span text:style-name="T1"><text:tab/>3.2</text:span> <text:span text:style-name="T1">production des contenus</text:span> :</text:p>
      <text:p text:style-name="P18"><text:span text:style-name="T12"><text:tab/><text:tab/></text:span><text:span text:style-name="T18">3.2.1</text:span><text:span text:style-name="T12"> dossiers « Suivi », </text:span></text:p>
      <text:p text:style-name="P18"><text:span text:style-name="T12"><text:tab/><text:tab/></text:span><text:span text:style-name="T18">3.2.2</text:span><text:span text:style-name="T12"> agenda </text:span></text:p>
      <text:p text:style-name="P18"><text:span text:style-name="T12"><text:tab/><text:tab/></text:span><text:span text:style-name="T18">3.2.3</text:span><text:span text:style-name="T12"> modification</text:span></text:p>
      <text:p text:style-name="P14"><text:tab/></text:p>
      <text:p text:style-name="P14"><text:span text:style-name="T1"><text:tab/>3.3</text:span> <text:span text:style-name="T1">réalisation technique du site</text:span></text:p>
      <text:p text:style-name="P2"><text:tab/><text:tab/><text:span text:style-name="T16">3.3.1 </text:span>développement intégration</text:p>
      <text:p text:style-name="P2"><text:tab/><text:tab/><text:tab/>- <text:span text:style-name="T12">interface de</text:span> <text:span text:style-name="T12">gestion base de données (dossiers des « Suivis », <text:tab/><text:tab/><text:tab/><text:tab/>offres d’emploi mise en relation automatiquement avec un <text:tab/><text:tab/><text:tab/><text:tab/>« Suivi »)</text:span></text:p>
      <text:p text:style-name="P14"><text:tab/></text:p>
      <text:p text:style-name="P14"><text:span text:style-name="T1"><text:tab/>3.4</text:span> <text:span text:style-name="T5">hébergement</text:span><text:span text:style-name="T1"> , nom de domaine : </text:span><text:span text:style-name="T6">internalisé</text:span></text:p>
      <text:p text:style-name="P14"><text:tab/></text:p>
      <text:p text:style-name="P14"><text:soft-page-break/><text:span text:style-name="T1"><text:tab/>3.5</text:span> <text:span text:style-name="T1">autres prestations</text:span> :</text:p>
      <text:p text:style-name="P2"><text:span text:style-name="T12"><text:tab/><text:tab/></text:span><text:span text:style-name="T18">3.5.1</text:span> maintenance serveur : <text:span text:style-name="T12">Fondation FACE</text:span></text:p>
      <text:p text:style-name="P2"><text:span text:style-name="T12"><text:tab/><text:tab/></text:span><text:span text:style-name="T18">3.5.2</text:span> maintenance site : <text:span text:style-name="T12">différentes promo Code Academie</text:span></text:p>
      <text:p text:style-name="P13"><text:span text:style-name="T12"><text:tab/><text:tab/></text:span><text:span text:style-name="T18">3.5.3</text:span><text:span text:style-name="T12"> La stratégie d’acquisition de visiteur et l’optimisation pour les <text:tab/><text:tab/><text:tab/>moteur de recherche ne sont pas envisagées dans un premier temps </text:span></text:p>
      <text:p text:style-name="P13"><text:span text:style-name="T12"><text:tab/><text:tab/></text:span><text:span text:style-name="T18">3.5.4</text:span> <text:span text:style-name="T12">Il n’est pas prévu de formation pour les utilisateurs : les <text:tab/><text:tab/><text:tab/><text:tab/><text:tab/>fonctionnalités devront être aussi intuitives et ergonomiques que <text:tab/><text:tab/><text:tab/>possibles. Devront être fournis:</text:span></text:p>
      <text:p text:style-name="P22"><text:tab/><text:tab/><text:tab/>3.5.4.1 Un manuel d’utilisation</text:p>
      <text:p text:style-name="P22"><text:tab/><text:tab/><text:tab/>3.5.4.2 Une spécification fonctionnelle</text:p>
      <text:p text:style-name="P22"><text:tab/><text:tab/><text:tab/>3.5.4.3 Une spécification technique</text:p>
      <text:p text:style-name="P22"><text:tab/><text:tab/><text:tab/>3.5.4.4 Un guide d'administration</text:p>
      <text:p text:style-name="P2"/>
      <text:p text:style-name="P2"/>
      <text:p text:style-name="P45">4. Fonctionnalités</text:p>
      <text:p text:style-name="P43"/>
      <text:p text:style-name="P2"><text:span text:style-name="T13"><text:tab/></text:span><text:span text:style-name="T3">4.1 </text:span><text:span text:style-name="T38">g</text:span><text:span text:style-name="T13">estion des </text:span>offre<text:span text:style-name="T13">s</text:span></text:p>
      <text:p text:style-name="P24"><text:tab/><text:tab/><text:span text:style-name="T16">4.1.1 </text:span><text:span text:style-name="T29">réception, </text:span><text:span text:style-name="T30">affichage</text:span></text:p>
      <text:p text:style-name="P24"><text:span text:style-name="T16"><text:tab/><text:tab/>4.1.2 </text:span><text:span text:style-name="T29">mise en relation automatisée avec « </text:span><text:span text:style-name="T31">Suivi »</text:span></text:p>
      <text:p text:style-name="P53"><text:tab/><text:tab/><text:tab/>- envoi mail automatisé</text:p>
      <text:p text:style-name="P2"><text:span text:style-name="T13"><text:tab/></text:span><text:span text:style-name="T3">4.2</text:span> agenda</text:p>
      <text:p text:style-name="P24"><text:tab/><text:tab/><text:span text:style-name="T16">4.2.1 </text:span><text:s/>agenda personne<text:span text:style-name="T37">l</text:span></text:p>
      <text:p text:style-name="P24"><text:tab/><text:tab/><text:span text:style-name="T16">4.2.2</text:span> agenda autre « employee »</text:p>
      <text:p text:style-name="P25"><text:tab/></text:p>
      <text:p text:style-name="P14"><text:span text:style-name="T3"><text:tab/>4.3</text:span> r<text:span text:style-name="T13">é</text:span>ception et envoi notification </text:p>
      <text:p text:style-name="P15"><text:span text:style-name="T13"><text:tab/><text:tab/></text:span><text:span text:style-name="T17">4.3.1</text:span> me<text:span text:style-name="T13">s</text:span>sage privé</text:p>
      <text:p text:style-name="P24"><text:span text:style-name="T16"><text:tab/><text:tab/>4.3.2</text:span> notification demande de modification agenda</text:p>
      <text:p text:style-name="P27"><text:span text:style-name="T16"><text:tab/><text:tab/>4.3.3</text:span> notification rendez-vous</text:p>
      <text:p text:style-name="P15"/>
      <text:p text:style-name="P15"><text:span text:style-name="T13"><text:tab/><text:tab/></text:span><text:span text:style-name="T3">4.4</text:span> <text:s/>moteur de recherche:</text:p>
      <text:p text:style-name="P24"><text:tab/><text:tab/><text:span text:style-name="T16">4.4.1</text:span> <text:span text:style-name="T12">recherche par Suivi, </text:span></text:p>
      <text:p text:style-name="P24"><text:span text:style-name="T16"><text:tab/><text:tab/>4.4.2</text:span> <text:span text:style-name="T12">par Compétence en fonction Offre</text:span></text:p>
      <text:p text:style-name="P15"/>
      <text:p text:style-name="P15"><text:span text:style-name="T13"><text:tab/><text:tab/></text:span><text:span text:style-name="T3">4.5</text:span><text:span text:style-name="T13"> gestion Dossiers «Suivi»</text:span></text:p>
      <text:p text:style-name="P15"><text:span text:style-name="T13"><text:tab/><text:tab/></text:span><text:span text:style-name="T17">4.5.1</text:span><text:span text:style-name="T13"> c</text:span>r<text:span text:style-name="T13">é</text:span>ation compte «<text:span text:style-name="T37">Suivi»</text:span></text:p>
      <text:p text:style-name="P15"><text:span text:style-name="T13"><text:tab/><text:tab/></text:span><text:span text:style-name="T17">4.5.2</text:span> <text:span text:style-name="T13">intégration compte « Suivi »: mise à jour</text:span></text:p>
      <text:p text:style-name="P24"><text:tab/><text:tab/><text:span text:style-name="T16">4.5.3</text:span> suppression<text:span text:style-name="T12"> compte « Suivi »</text:span></text:p>
      <text:p text:style-name="P25"><text:tab/></text:p>
      <text:p text:style-name="P14"><text:span text:style-name="T13"><text:tab/></text:span><text:span text:style-name="T3">4.6</text:span> <text:s/>plan d’accès simple et interactif :</text:p>
      <text:p text:style-name="P25"><text:tab/></text:p>
      <text:p text:style-name="P14"><text:span text:style-name="T13"><text:tab/></text:span><text:span text:style-name="T3">4.7</text:span> <text:s/><text:span text:style-name="T13">particularité fonctionnelle: compte « </text:span>DIRECT<text:span text:style-name="T13">O</text:span>R »</text:p>
      <text:p text:style-name="P1"><text:soft-page-break/><text:tab/><text:tab/>toutes les fonctio<text:span text:style-name="T13">n</text:span>nalités « EMPLOYE<text:span text:style-name="T13">E</text:span> » plus une vision globale et une <text:tab/><text:tab/><text:span text:style-name="T13">administration</text:span> <text:span text:style-name="T13">complète</text:span> des employ<text:span text:style-name="T13">é(</text:span>e<text:span text:style-name="T13">)</text:span>s, des agendas et des dossiers <text:tab/><text:tab/>flux. <text:span text:style-name="T13">Lui seul pourra créer et supprimer un compte « EMPLOYEE »</text:span></text:p>
      <text:p text:style-name="P9"><text:tab/></text:p>
      <text:p text:style-name="P9"><text:tab/><text:span text:style-name="T1">4.8</text:span> Contenu dossier « <text:span text:style-name="T37">Suivi</text:span> :</text:p>
      <text:p text:style-name="P28"><text:tab/>En plus des informations classiques les dossiers devront contenir commde <text:tab/>informations :</text:p>
      <text:p text:style-name="P28"><text:tab/><text:tab/><text:span text:style-name="T16">4.8.1</text:span> Création d'une lettre de motivation</text:p>
      <text:p text:style-name="P28"><text:tab/><text:tab/><text:span text:style-name="T16">4.8.2</text:span> Création/amélioration d'un CV</text:p>
      <text:p text:style-name="P28"><text:tab/><text:tab/><text:span text:style-name="T16">4.8.3</text:span> Proposition d'offres.</text:p>
      <text:p text:style-name="P28"><text:tab/><text:tab/><text:span text:style-name="T16">4.8.4</text:span> Préparation aux entretiens.</text:p>
      <text:p text:style-name="P28"><text:tab/><text:tab/><text:span text:style-name="T16">4.8.5</text:span> autres ateliers.</text:p>
      <text:p text:style-name="P26"><text:tab/></text:p>
      <text:p text:style-name="P2"/>
      <text:p text:style-name="P2"><text:span text:style-name="T44">5. Contenu / Structure</text:span><text:span text:style-name="T43"> </text:span></text:p>
      <text:p text:style-name="P43"/>
      <text:p text:style-name="P29"><text:tab/><text:span text:style-name="T6">5.1 </text:span><text:span text:style-name="T1">arborescence</text:span> : </text:p>
      <text:p text:style-name="P30"><text:tab/><text:tab/>Plan de contenu, <text:span text:style-name="T15">(cf schéma et maquettes)</text:span> </text:p>
      <text:p text:style-name="P5"><text:tab/></text:p>
      <text:p text:style-name="P5"><text:tab/><text:span text:style-name="T6">5.2</text:span><text:tab/>flux de <text:span text:style-name="T1">navigation</text:span> <text:span text:style-name="T15">et </text:span><text:span text:style-name="T6">p</text:span><text:span text:style-name="T1">arcours</text:span> utilisateurs : </text:p>
      <text:p text:style-name="P30"><text:span text:style-name="T18"><text:tab/><text:tab/>5.2.1</text:span><text:span text:style-name="T12"> page d’accueil</text:span></text:p>
      <text:p text:style-name="P28"><text:tab/><text:tab/><text:tab/>5.2.1.1 barre de navigation</text:p>
      <text:p text:style-name="P28"><text:tab/><text:tab/><text:tab/>5.2.1.2 accès rapide :</text:p>
      <text:p text:style-name="P28"><text:tab/><text:tab/><text:tab/><text:tab/>- agenda</text:p>
      <text:p text:style-name="P28"><text:tab/><text:tab/><text:tab/><text:tab/>- recherche</text:p>
      <text:p text:style-name="P28"><text:tab/><text:tab/><text:tab/><text:tab/>- notifications</text:p>
      <text:p text:style-name="P28"><text:tab/><text:tab/><text:tab/><text:tab/>- messagerie interne</text:p>
      <text:p text:style-name="P23"><text:s/></text:p>
      <text:p text:style-name="P30"><text:span text:style-name="T12"><text:tab/><text:tab/></text:span><text:span text:style-name="T18">5.2.2</text:span><text:span text:style-name="T12"> barre de navigation, </text:span></text:p>
      <text:p text:style-name="P23"><text:tab/><text:tab/><text:tab/>zones de travail (agenda, zone de recherche, zone de <text:tab/><text:tab/><text:tab/><text:tab/><text:tab/>messagerie) </text:p>
      <text:p text:style-name="P2"/>
      <text:p text:style-name="P2"/>
      <text:p text:style-name="P45">6. Attentes techniques</text:p>
      <text:p text:style-name="P45"/>
      <text:p text:style-name="P3"><text:span text:style-name="T10"><text:tab/></text:span><text:span text:style-name="T4">6.1</text:span><text:span text:style-name="T10"> </text:span>CMS:</text:p>
      <text:p text:style-name="P3"><text:span text:style-name="T10"><text:tab/><text:tab/>un système de gestion de contenu (CMS) pourra être utilisé</text:span> </text:p>
      <text:p text:style-name="P7"><text:tab/></text:p>
      <text:p text:style-name="P5"><text:span text:style-name="T10"><text:tab/></text:span><text:span text:style-name="T4">6.2</text:span><text:span text:style-name="T10"> Optimisation écran:</text:span></text:p>
      <text:p text:style-name="P6"><text:tab/><text:tab/>Le site devra être optimisé aussi bien pour une utilisation PC que tablette <text:tab/><text:tab/>ou smartphone</text:p>
      <text:p text:style-name="P7"><text:tab/></text:p>
      <text:p text:style-name="P5"><text:soft-page-break/><text:span text:style-name="T10"><text:tab/></text:span><text:span text:style-name="T4">6.3</text:span><text:span text:style-name="T10"> </text:span>gestion h<text:span text:style-name="T14">é</text:span>bergement <text:span text:style-name="T14">et </text:span>nom de domaine :</text:p>
      <text:p text:style-name="P6"><text:tab/><text:tab/>Le site devra être hébergé localement, bien qu’un déploiement national <text:tab/><text:tab/>et donc un hébergement avec nom de domaine puise être envisagé</text:p>
      <text:p text:style-name="P7"><text:tab/></text:p>
      <text:p text:style-name="P5"><text:span text:style-name="T10"><text:tab/></text:span><text:span text:style-name="T4">6.4</text:span><text:span text:style-name="T10"> </text:span>interaction site avec appli<text:span text:style-name="T14">cation</text:span> externe ou flux d’informations :</text:p>
      <text:p text:style-name="P6"><text:tab/><text:tab/>une notion fondamentale de ce site est l’interactivité (gestion agenda, <text:tab/><text:tab/>flux, <text:tab/>recherche) </text:p>
      <text:p text:style-name="P4"><text:span text:style-name="T10"><text:tab/></text:span><text:span text:style-name="T4">6.5</text:span><text:span text:style-name="T10"> </text:span>contrainte de s<text:span text:style-name="T14">é</text:span>curité</text:p>
      <text:p text:style-name="P6"><text:tab/><text:tab/>chaque utilisateur devra être enregistré pour pouvoir gérer son interface </text:p>
      <text:p text:style-name="P7"><text:tab/></text:p>
      <text:p text:style-name="P5"><text:span text:style-name="T10"><text:tab/></text:span><text:span text:style-name="T4">6.6</text:span><text:span text:style-name="T10"> </text:span>SEO:</text:p>
      <text:p text:style-name="P6"><text:tab/><text:tab/>Aucune optimisation pour le r<text:span text:style-name="T14">é</text:span>f<text:span text:style-name="T14">é</text:span>re<text:span text:style-name="T14">n</text:span>cement n’est envisagée</text:p>
      <text:p text:style-name="P7"><text:tab/></text:p>
      <text:p text:style-name="P5"><text:span text:style-name="T10"><text:tab/></text:span><text:span text:style-name="T4">6.7</text:span><text:span text:style-name="T10"> </text:span>compatibilité avec anciennes version navigateur</text:p>
      <text:p text:style-name="P6"><text:tab/><text:tab/>A envisager, aucune inf<text:span text:style-name="T14">o</text:span>rm<text:span text:style-name="T14">a</text:span>tion n’est disponible à ce jour.</text:p>
      <text:p text:style-name="P4"/>
      <text:p text:style-name="P2"/>
      <text:p text:style-name="P52"/>
      <text:p text:style-name="P45">7. Brief créatif</text:p>
      <text:p text:style-name="P45"/>
      <text:p text:style-name="P4"><text:tab/><text:span text:style-name="T7">7.1</text:span><text:span text:style-name="T47"> </text:span><text:span text:style-name="T1">Identit</text:span><text:span text:style-name="T2">é</text:span><text:span text:style-name="T1"> graphique</text:span>:</text:p>
      <text:p text:style-name="P6"><text:tab/><text:tab/><text:span text:style-name="T47">puisqu’</text:span>exist<text:span text:style-name="T14">a</text:span>nte <text:span text:style-name="T36">elle</text:span> <text:span text:style-name="T47">sera </text:span>fournie par <text:s/>la Fondation FACE</text:p>
      <text:p text:style-name="P5"><text:tab/></text:p>
      <text:p text:style-name="P5"><text:tab/><text:span text:style-name="T7">7.2</text:span><text:span text:style-name="T47"> </text:span><text:span text:style-name="T1">profil utilisateurs</text:span>: </text:p>
      <text:p text:style-name="P6"><text:tab/><text:tab/>employés de FACE obligatoirement: non personnalisable</text:p>
      <text:p text:style-name="P5"/>
      <text:p text:style-name="P5"><text:tab/><text:span text:style-name="T7">7.3</text:span><text:span text:style-name="T47"> </text:span><text:span text:style-name="T1">objectifs</text:span>: </text:p>
      <text:p text:style-name="P7"><text:tab/><text:tab/>collaboration et gestion efficace de données: le graphisme <text:tab/><text:tab/><text:tab/><text:tab/>devra être soigné afin de faciliter l’utilisation du produit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2"/>
      <text:p text:style-name="P45">8. Contraintes <text:span text:style-name="T15">particulières</text:span></text:p>
      <text:p text:style-name="P45"><text:soft-page-break/></text:p>
      <text:p text:style-name="P41"><text:span text:style-name="T23"><text:s/><text:tab/></text:span><text:span text:style-name="T26">8.1 </text:span><text:span text:style-name="T32">Aucune maintenance n’</text:span><text:span text:style-name="T33">étant prévue</text:span><text:span text:style-name="T24">: </text:span><text:span text:style-name="T25">il sera donc nécessaire de mettre en <text:tab/>avant :</text:span></text:p>
      <text:p text:style-name="P42"><text:span text:style-name="T25"><text:tab/><text:tab/></text:span><text:span text:style-name="T20">8.</text:span><text:span text:style-name="T19">1.1</text:span><text:span text:style-name="T25"> </text:span><text:span text:style-name="T24">la facilité d’utilisation de l’application web </text:span><text:span text:style-name="T27">par une</text:span><text:span text:style-name="T24"> facilité de prise <text:tab/><text:tab/>en main : </text:span><text:span text:style-name="T34">ergonomie digitale</text:span></text:p>
      <text:p text:style-name="P41"><text:span text:style-name="T26"><text:tab/><text:tab/></text:span><text:span text:style-name="T19">8.1.</text:span><text:span text:style-name="T21">2</text:span><text:span text:style-name="T26"> la</text:span><text:span text:style-name="T24"> </text:span><text:span text:style-name="T26">facilité de </text:span><text:span text:style-name="T32">maintenance </text:span><text:span text:style-name="T34">interne</text:span><text:span text:style-name="T27">.</text:span></text:p>
      <text:p text:style-name="P41"><text:span text:style-name="T24"/></text:p>
      <text:p text:style-name="P41"><text:span text:style-name="T26"><text:tab/>8.2 </text:span><text:span text:style-name="T32">optimisation didactique</text:span><text:span text:style-name="T24">: </text:span></text:p>
      <text:p text:style-name="P41"><text:span text:style-name="T24"><text:tab/><text:tab/></text:span><text:span text:style-name="T19">8.2.1</text:span><text:span text:style-name="T26"> </text:span><text:span text:style-name="T24">les codes seront </text:span><text:span text:style-name="T32">commentés </text:span><text:span text:style-name="T26">régulièrement et précisément</text:span><text:span text:style-name="T24"> </text:span></text:p>
      <text:p text:style-name="P41"><text:span text:style-name="T26"><text:tab/><text:tab/></text:span><text:span text:style-name="T19">8.2.2</text:span><text:span text:style-name="T26"> une </text:span><text:span text:style-name="T32">documentation</text:span><text:span text:style-name="T24"> très détaillée sera fournie. </text:span></text:p>
      <text:p text:style-name="P41"><text:span text:style-name="T24"/></text:p>
      <text:p text:style-name="P42"><text:span text:style-name="T26"><text:tab/>Tous ces détails techniques (codes sources commentés, </text:span><text:span text:style-name="T27">documentation</text:span><text:span text:style-name="T26">) devront <text:tab/>être accessibles aux administrateurs : les utilisateurs ne devront pas être <text:tab/>amenés à modifier le contenu de l’application mais pourront être force de <text:tab/>proposition pour que les nouvelles promotions de la Code Académie </text:span><text:span text:style-name="T27">et les <text:tab/>administrateurs</text:span><text:span text:style-name="T26"> puisse faire </text:span><text:span text:style-name="T27">é</text:span><text:span text:style-name="T26">voluer le projet. </text:span></text:p>
      <text:p text:style-name="P42"><text:span text:style-name="T26"/></text:p>
      <text:p text:style-name="P42"><text:span text:style-name="T26"><text:tab/></text:span><text:span text:style-name="T27">Nous entendons par « administrateur » <text:s/>toute personne ayant les compétences <text:tab/>reconnues dans son contrat de travail pour effectuer <text:s/>des modifications, <text:tab/>créations ou suppressions au sein du dit code.</text:span></text:p>
      <text:p text:style-name="P42"><text:span text:style-name="T27"/></text:p>
      <text:p text:style-name="P44"><text:span text:style-name="T23"><text:tab/>Les utilisateurs seront séparés en fon</text:span><text:span text:style-name="T28">c</text:span><text:span text:style-name="T23">tion de leur rôle : </text:span><text:span text:style-name="T35">U</text:span><text:span text:style-name="T22">tilisateur Fx</text:span><text:span text:style-name="T23"> (en <text:tab/>charge des flux et offre d’emploi) et </text:span><text:span text:style-name="T22">Utilisateur CDir </text:span><text:span text:style-name="T23">(corps de direction de <text:tab/>FACE)</text:span></text:p>
      <text:p text:style-name="P44"><text:span text:style-name="T23"/></text:p>
      <text:p text:style-name="P44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1:40:17.429143156</meta:creation-date>
    <dc:date>2016-11-30T13:45:28.269396811</dc:date>
    <meta:editing-duration>PT4H11M7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7" meta:paragraph-count="155" meta:word-count="1139" meta:character-count="7650" meta:non-whitespace-character-count="6307"/>
  </office:meta>
</office:document-meta>
</file>